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25-02-1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24-02-22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23-02-15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22-02-1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21-02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20-02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19-02-26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18-02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17-02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2706</text:p>
          </table:table-cell>
          <table:table-cell office:value-type="string" calcext:value-type="string">
            <text:p>Thornton Ranch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